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omicílios com algum gato (M..." table:style-name="ta1">
        <table:table-column table:style-name="co1" table:number-columns-repeated="3" table:default-cell-style-name="ce3"/>
        <table:table-row table:style-name="ro1">
          <table:table-cell office:value-type="string" calcext:value-type="string">
            <text:p>Tabela 4931 - Domicílios com algum gato, por situação do domicílio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ariável - Domicílios com algum gato (Mil domicílio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ível</text:p>
          </table:table-cell>
          <table:table-cell office:value-type="string" calcext:value-type="string">
            <text:p>Brasil e Unidade da Federação</text:p>
          </table:table-cell>
          <table:table-cell office:value-type="string" calcext:value-type="string">
            <text:p>Ano x Situação do domicílio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sil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ondônia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cr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mazonas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oraim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á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mapá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Tocantin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ranhão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iauí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Ceará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Grande do Norte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aíba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ernambuco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lagoa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ergipe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Bahia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inas Gerais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Espírito Santo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de Janeiro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ão Paulo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aná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anta Catarina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Grande do Sul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to Grosso do Sul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to Grosso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Goiás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Distrito Federal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onte: IBGE - Pesquisa Nacional de Saúde</text:p>
          </table:table-cell>
          <table:table-cell table:style-name="Default" table:number-columns-repeated="2"/>
        </table:table-row>
      </table:table>
      <table:table table:name="Percentual de domicílios com..." table:style-name="ta1">
        <table:table-column table:style-name="co1" table:number-columns-repeated="3" table:default-cell-style-name="ce3"/>
        <table:table-row table:style-name="ro1">
          <table:table-cell office:value-type="string" calcext:value-type="string">
            <text:p>Tabela 4931 - Domicílios com algum gato, por situação do domicílio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Variável - Percentual de domicílios com algum gato (%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ível</text:p>
          </table:table-cell>
          <table:table-cell office:value-type="string" calcext:value-type="string">
            <text:p>Brasil e Unidade da Federação</text:p>
          </table:table-cell>
          <table:table-cell office:value-type="string" calcext:value-type="string">
            <text:p>Ano x Situação do domicílio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table:number-columns-repeated="2" office:value-type="string" calcext:value-type="string">
            <text:p/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sil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ondônia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cre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mazonas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oraima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á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mapá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Tocantins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ranhão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iauí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Ceará</text:p>
          </table:table-cell>
          <table:table-cell office:value-type="float" office:value="29.3" calcext:value-type="float">
            <text:p>29,3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Grande do Norte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aíba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ernambuco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Alagoas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ergipe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Bahia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inas Gerais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Espírito Santo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de Janeiro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ão Pau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Paraná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anta Catarina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Rio Grande do Sul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to Grosso do Sul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Mato Grosso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Goiás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Distrito Federal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string" calcext:value-type="string">
            <text:p>Fonte: IBGE - Pesquisa Nacional de Saúde</text:p>
          </table:table-cell>
          <table:table-cell table:style-name="Default" table:number-columns-repeated="2"/>
        </table:table-row>
      </table:table>
      <table:table table:name="Notas" table:style-name="ta1">
        <table:table-column table:style-name="co1" table:number-columns-repeated="2" table:default-cell-style-name="ce3"/>
        <table:table-row table:style-name="ro1">
          <table:table-cell office:value-type="string" calcext:value-type="string">
            <text:p>Notas</text:p>
          </table:table-cell>
          <table:table-cell table:style-name="Default"/>
        </table:table-row>
        <table:table-row table:style-name="ro1">
          <table:table-cell office:value-type="string" calcext:value-type="string">
            <text:p>A classificação "Situação do domicílio" está disponível apenas para o nível territorial Brasil.</text:p>
          </table:table-cell>
          <table:table-cell table:style-name="Default"/>
        </table:table-row>
        <table:table-row table:style-name="ro1">
          <table:table-cell office:value-type="string" calcext:value-type="string">
            <text:p/>
          </table:table-cell>
          <table:table-cell table:style-name="Default"/>
        </table:table-row>
        <table:table-row table:style-name="ro1">
          <table:table-cell office:value-type="string" calcext:value-type="string">
            <text:p>Legenda</text:p>
          </table:table-cell>
          <table:table-cell table:style-name="Default"/>
        </table:table-row>
        <table:table-row table:style-name="ro1">
          <table:table-cell office:value-type="string" calcext:value-type="string">
            <text:p>Símbolo</text:p>
          </table:table-cell>
          <table:table-cell office:value-type="string" calcext:value-type="string">
            <text:p>Significado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Zero absoluto, não resultante de um cálculo ou arredondamento.<text:line-break/>Ex: Em determinado município não existem pessoas de 14 anos de idade sem instrução.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ero resultante de um cálculo ou arredondamento.<text:line-break/>Ex: A inflação do feijão em determinada Região Metropolitana foi 0.<text:line-break/>Determinado município produziu 400 kg de sementes de girassol e os dados da tabela são expressos em toneladas.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alor inibido para não identificar o informante.<text:line-break/>Ex: Determinado município só possui uma empresa produtora de cimento, logo o valor de sua produção deve ser inibido.</text:p>
          </table:table-cell>
        </table:table-row>
        <table:table-row table:style-name="ro1">
          <table:table-cell office:value-type="string" calcext:value-type="string">
            <text:p>..</text:p>
          </table:table-cell>
          <table:table-cell office:value-type="string" calcext:value-type="string">
            <text:p>Valor não se aplica.<text:line-break/>Ex: Não se pode obter o total da produção agrícola em determinado município quando os produtos agrícolas são contabilizados com unidades de medida distintas.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Valor não disponível.<text:line-break/>Ex: A produção de feijão em determinado município não foi pesquisada ou determinado município não existia no ano da pesquisa.</text:p>
          </table:table-cell>
        </table:table-row>
        <table:table-row table:style-name="ro1">
          <table:table-cell office:value-type="string" calcext:value-type="string">
            <text:p>A a Z<text:line-break/>(exceto X)</text:p>
          </table:table-cell>
          <table:table-cell office:value-type="string" calcext:value-type="string">
            <text:p>Significa uma faixa de valores. Varia em função da tabela (se for o caso).<text:line-break/>Ex: O nível de precisão da produção estimada de combustíveis está na faixa A (95 a 100%)</text:p>
          </table:table-cell>
        </table:table-row>
      </table:table>
      <table:table table:name="Sheet4" table:style-name="ta2">
        <table:table-column table:style-name="co1" table:number-columns-repeated="3" table:default-cell-style-name="ce3"/>
        <table:table-row table:style-name="ro1">
          <table:table-cell table:style-name="Default" office:value-type="string" calcext:value-type="string">
            <text:p>UF</text:p>
          </table:table-cell>
          <table:table-cell table:style-name="Default" office:value-type="string" calcext:value-type="string">
            <text:p>Domicílios com algum gato, por situação do domicílio</text:p>
          </table:table-cell>
          <table:table-cell table:style-name="Default" office:value-type="string" calcext:value-type="string">
            <text:p>Percentual de domicílios com algum gato (%)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14144" calcext:value-type="float">
            <text:p>14144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158" calcext:value-type="float">
            <text:p>158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71" calcext:value-type="float">
            <text:p>71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243" calcext:value-type="float">
            <text:p>243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36" calcext:value-type="float">
            <text:p>36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677" calcext:value-type="float">
            <text:p>677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49" calcext:value-type="float">
            <text:p>49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141" calcext:value-type="float">
            <text:p>141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665" calcext:value-type="float">
            <text:p>665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343" calcext:value-type="float">
            <text:p>343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879" calcext:value-type="float">
            <text:p>879</text:p>
          </table:table-cell>
          <table:table-cell office:value-type="float" office:value="29.3" calcext:value-type="float">
            <text:p>29,3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233" calcext:value-type="float">
            <text:p>233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289" calcext:value-type="float">
            <text:p>289</text:p>
          </table:table-cell>
          <table:table-cell office:value-type="float" office:value="21.7" calcext:value-type="float">
            <text:p>21,7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663" calcext:value-type="float">
            <text:p>663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269" calcext:value-type="float">
            <text:p>26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193" calcext:value-type="float">
            <text:p>193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1061" calcext:value-type="float">
            <text:p>1061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1112" calcext:value-type="float">
            <text:p>1112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188" calcext:value-type="float">
            <text:p>188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948" calcext:value-type="float">
            <text:p>948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2620" calcext:value-type="float">
            <text:p>26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754" calcext:value-type="float">
            <text:p>754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515" calcext:value-type="float">
            <text:p>515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1094" calcext:value-type="float">
            <text:p>1094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200" calcext:value-type="float">
            <text:p>200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275" calcext:value-type="float">
            <text:p>275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359" calcext:value-type="float">
            <text:p>359</text:p>
          </table:table-cell>
          <table:table-cell office:value-type="float" office:value="14.7" calcext:value-type="float">
            <text:p>14,7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07" calcext:value-type="float">
            <text:p>107</text:p>
          </table:table-cell>
          <table:table-cell office:value-type="float" office:value="10.3" calcext:value-type="float">
            <text:p>10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26T19:59:59.058392730</dc:date>
    <meta:editing-duration>PT1M34S</meta:editing-duration>
    <meta:editing-cycles>1</meta:editing-cycles>
    <meta:document-statistic meta:table-count="4" meta:cell-count="297" meta:object-count="0"/>
  </office:meta>
</office:document-meta>
</file>